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7" table:default-cell-style-name="Default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Último</text:p>
          </table:table-cell>
          <table:table-cell office:value-type="string" calcext:value-type="string">
            <text:p>Abertura</text:p>
          </table:table-cell>
          <table:table-cell office:value-type="string" calcext:value-type="string">
            <text:p>Máximo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Fechamento Anterior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Variação</text:p>
          </table:table-cell>
          <table:table-cell office:value-type="string" calcext:value-type="string">
            <text:p>Variação(pts)</text:p>
          </table:table-cell>
          <table:table-cell office:value-type="string" calcext:value-type="string">
            <text:p>Negócios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Of. Compra</text:p>
          </table:table-cell>
          <table:table-cell office:value-type="string" calcext:value-type="string">
            <text:p>Of. Venda</text:p>
          </table:table-cell>
          <table:table-cell office:value-type="string" calcext:value-type="string">
            <text:p>VOC</text:p>
          </table:table-cell>
          <table:table-cell office:value-type="string" calcext:value-type="string">
            <text:p>VOV</text:p>
          </table:table-cell>
          <table:table-cell office:value-type="string" calcext:value-type="string">
            <text:p>Preço Teórico</text:p>
          </table:table-cell>
          <table:table-cell office:value-type="string" calcext:value-type="string">
            <text:p>Volume Projetado</text:p>
          </table:table-cell>
          <table:table-cell office:value-type="string" calcext:value-type="string">
            <text:p>Semana</text:p>
          </table:table-cell>
          <table:table-cell office:value-type="string" calcext:value-type="string">
            <text:p>Mês</text:p>
          </table:table-cell>
          <table:table-cell office:value-type="string" calcext:value-type="string">
            <text:p>Vencimento</text:p>
          </table:table-cell>
          <table:table-cell office:value-type="string" calcext:value-type="string">
            <text:p>Validade</text:p>
          </table:table-cell>
          <table:table-cell office:value-type="string" calcext:value-type="string">
            <text:p>Black Scholes</text:p>
          </table:table-cell>
          <table:table-cell office:value-type="string" calcext:value-type="string">
            <text:p>Volt. Implícita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Gama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VI Ask</text:p>
          </table:table-cell>
          <table:table-cell office:value-type="string" calcext:value-type="string">
            <text:p>VI Bid</text:p>
          </table:table-cell>
          <table:table-cell office:value-type="string" calcext:value-type="string">
            <text:p>Dobrar %</text:p>
          </table:table-cell>
          <table:table-cell office:value-type="string" calcext:value-type="string">
            <text:p>VI / VH</text:p>
          </table:table-cell>
          <table:table-cell office:value-type="string" calcext:value-type="string">
            <text:p>Valor Intrínseco</text:p>
          </table:table-cell>
          <table:table-cell office:value-type="string" calcext:value-type="string">
            <text:p>Valor Extrínseco</text:p>
          </table:table-cell>
        </table:table-row>
        <table:table-row table:style-name="ro1">
          <table:table-cell office:value-type="string" calcext:value-type="string">
            <text:p>ABEVU127</text:p>
          </table:table-cell>
          <table:table-cell table:formula="of:=DDE(&quot;profitchart&quot;; &quot;cot&quot;; &quot;ABEVU127.DAT&quot;; 1)" office:value-type="string" office:string-value="13/09/2024" calcext:value-type="string">
            <text:p>13/09/2024</text:p>
          </table:table-cell>
          <table:table-cell table:formula="of:=DDE(&quot;profitchart&quot;; &quot;cot&quot;; &quot;ABEVU127.HOR&quot;; 1)" office:value-type="float" office:value="0.699490740740741" calcext:value-type="float">
            <text:p>0.699490740740741</text:p>
          </table:table-cell>
          <table:table-cell table:formula="of:=DDE(&quot;profitchart&quot;; &quot;cot&quot;; &quot;ABEVU127.ULT&quot;; 1)" office:value-type="string" office:string-value="0,00" calcext:value-type="string">
            <text:p>0,00</text:p>
          </table:table-cell>
          <table:table-cell table:formula="of:=DDE(&quot;profitchart&quot;; &quot;cot&quot;; &quot;ABEVU127.ABE&quot;; 1)" office:value-type="string" office:string-value="0,00" calcext:value-type="string">
            <text:p>0,00</text:p>
          </table:table-cell>
          <table:table-cell table:formula="of:=DDE(&quot;profitchart&quot;; &quot;cot&quot;; &quot;ABEVU127.MAX&quot;; 1)" office:value-type="string" office:string-value="0,00" calcext:value-type="string">
            <text:p>0,00</text:p>
          </table:table-cell>
          <table:table-cell table:formula="of:=DDE(&quot;profitchart&quot;; &quot;cot&quot;; &quot;ABEVU127.MIN&quot;; 1)" office:value-type="string" office:string-value="0,00" calcext:value-type="string">
            <text:p>0,00</text:p>
          </table:table-cell>
          <table:table-cell table:formula="of:=DDE(&quot;profitchart&quot;; &quot;cot&quot;; &quot;ABEVU127.FEC&quot;; 1)" office:value-type="float" office:value="0" calcext:value-type="float">
            <text:p/>
          </table:table-cell>
          <table:table-cell table:formula="of:=DDE(&quot;profitchart&quot;; &quot;cot&quot;; &quot;ABEVU127.PEX&quot;; 1)" office:value-type="float" office:value="0" calcext:value-type="float">
            <text:p/>
          </table:table-cell>
          <table:table-cell table:formula="of:=DDE(&quot;profitchart&quot;; &quot;cot&quot;; &quot;ABEVU127.VAR&quot;; 1)" office:value-type="float" office:value="0" calcext:value-type="float">
            <text:p/>
          </table:table-cell>
          <table:table-cell table:formula="of:=DDE(&quot;profitchart&quot;; &quot;cot&quot;; &quot;ABEVU127.VARPTS&quot;; 1)" office:value-type="float" office:value="0" calcext:value-type="float">
            <text:p/>
          </table:table-cell>
          <table:table-cell table:formula="of:=DDE(&quot;profitchart&quot;; &quot;cot&quot;; &quot;ABEVU127.NEG&quot;; 1)" office:value-type="float" office:value="0" calcext:value-type="float">
            <text:p/>
          </table:table-cell>
          <table:table-cell table:formula="of:=DDE(&quot;profitchart&quot;; &quot;cot&quot;; &quot;ABEVU127.QTT&quot;; 1)" office:value-type="float" office:value="0" calcext:value-type="float">
            <text:p/>
          </table:table-cell>
          <table:table-cell table:formula="of:=DDE(&quot;profitchart&quot;; &quot;cot&quot;; &quot;ABEVU127.VOL&quot;; 1)" office:value-type="float" office:value="0" calcext:value-type="float">
            <text:p/>
          </table:table-cell>
          <table:table-cell table:formula="of:=DDE(&quot;profitchart&quot;; &quot;cot&quot;; &quot;ABEVU127.OCP&quot;; 1)" office:value-type="float" office:value="0" calcext:value-type="float">
            <text:p/>
          </table:table-cell>
          <table:table-cell table:formula="of:=DDE(&quot;profitchart&quot;; &quot;cot&quot;; &quot;ABEVU127.OVD&quot;; 1)" office:value-type="float" office:value="0" calcext:value-type="float">
            <text:p/>
          </table:table-cell>
          <table:table-cell table:formula="of:=DDE(&quot;profitchart&quot;; &quot;cot&quot;; &quot;ABEVU127.VOC&quot;; 1)" office:value-type="float" office:value="0" calcext:value-type="float">
            <text:p/>
          </table:table-cell>
          <table:table-cell table:formula="of:=DDE(&quot;profitchart&quot;; &quot;cot&quot;; &quot;ABEVU127.VOV&quot;; 1)" office:value-type="float" office:value="0" calcext:value-type="float">
            <text:p/>
          </table:table-cell>
          <table:table-cell table:formula="of:=DDE(&quot;profitchart&quot;; &quot;cot&quot;; &quot;ABEVU127.PRT&quot;; 1)" office:value-type="float" office:value="0" calcext:value-type="float">
            <text:p/>
          </table:table-cell>
          <table:table-cell table:formula="of:=DDE(&quot;profitchart&quot;; &quot;cot&quot;; &quot;ABEVU127.VPJ&quot;; 1)" office:value-type="float" office:value="0" calcext:value-type="float">
            <text:p/>
          </table:table-cell>
          <table:table-cell table:formula="of:=DDE(&quot;profitchart&quot;; &quot;cot&quot;; &quot;ABEVU127.SEM&quot;; 1)" office:value-type="float" office:value="0" calcext:value-type="float">
            <text:p/>
          </table:table-cell>
          <table:table-cell table:formula="of:=DDE(&quot;profitchart&quot;; &quot;cot&quot;; &quot;ABEVU127.MES&quot;; 1)" office:value-type="float" office:value="0" calcext:value-type="float">
            <text:p/>
          </table:table-cell>
          <table:table-cell table:formula="of:=DDE(&quot;profitchart&quot;; &quot;cot&quot;; &quot;ABEVU127.VEN&quot;; 1)" office:value-type="float" office:value="0" calcext:value-type="float">
            <text:p/>
          </table:table-cell>
          <table:table-cell table:formula="of:=DDE(&quot;profitchart&quot;; &quot;cot&quot;; &quot;ABEVU127.VAL&quot;; 1)" office:value-type="float" office:value="0" calcext:value-type="float">
            <text:p/>
          </table:table-cell>
          <table:table-cell table:formula="of:=DDE(&quot;profitchart&quot;; &quot;cot&quot;; &quot;ABEVU127.BLACK&quot;; 1)" office:value-type="float" office:value="0" calcext:value-type="float">
            <text:p/>
          </table:table-cell>
          <table:table-cell table:formula="of:=DDE(&quot;profitchart&quot;; &quot;cot&quot;; &quot;ABEVU127.IMPVT&quot;; 1)" office:value-type="float" office:value="0" calcext:value-type="float">
            <text:p/>
          </table:table-cell>
          <table:table-cell table:formula="of:=DDE(&quot;profitchart&quot;; &quot;cot&quot;; &quot;ABEVU127.DELTA&quot;; 1)" office:value-type="float" office:value="0" calcext:value-type="float">
            <text:p/>
          </table:table-cell>
          <table:table-cell table:formula="of:=DDE(&quot;profitchart&quot;; &quot;cot&quot;; &quot;ABEVU127.GAMA&quot;; 1)" office:value-type="float" office:value="0" calcext:value-type="float">
            <text:p/>
          </table:table-cell>
          <table:table-cell table:formula="of:=DDE(&quot;profitchart&quot;; &quot;cot&quot;; &quot;ABEVU127.THETA&quot;; 1)" office:value-type="string" office:string-value="-0,0110" calcext:value-type="string">
            <text:p>-0,0110</text:p>
          </table:table-cell>
          <table:table-cell table:formula="of:=DDE(&quot;profitchart&quot;; &quot;cot&quot;; &quot;ABEVU127.RHO&quot;; 1)" office:value-type="string" office:string-value="-0,1016" calcext:value-type="string">
            <text:p>-0,1016</text:p>
          </table:table-cell>
          <table:table-cell table:formula="of:=DDE(&quot;profitchart&quot;; &quot;cot&quot;; &quot;ABEVU127.VEGA&quot;; 1)" office:value-type="string" office:string-value="0,6398" calcext:value-type="string">
            <text:p>0,6398</text:p>
          </table:table-cell>
          <table:table-cell table:formula="of:=DDE(&quot;profitchart&quot;; &quot;cot&quot;; &quot;ABEVU127.VIA&quot;; 1)" office:value-type="string" office:string-value="0,0000" calcext:value-type="string">
            <text:p>0,0000</text:p>
          </table:table-cell>
          <table:table-cell table:formula="of:=DDE(&quot;profitchart&quot;; &quot;cot&quot;; &quot;ABEVU127.VIB&quot;; 1)" office:value-type="string" office:string-value="0,0000" calcext:value-type="string">
            <text:p>0,0000</text:p>
          </table:table-cell>
          <table:table-cell table:formula="of:=DDE(&quot;profitchart&quot;; &quot;cot&quot;; &quot;ABEVU127.DOBRAR&quot;; 1)" office:value-type="string" office:string-value="0,00" calcext:value-type="string">
            <text:p>0,00</text:p>
          </table:table-cell>
          <table:table-cell table:formula="of:=DDE(&quot;profitchart&quot;; &quot;cot&quot;; &quot;ABEVU127.VIVH&quot;; 1)" office:value-type="string" office:string-value="0,00" calcext:value-type="string">
            <text:p>0,00</text:p>
          </table:table-cell>
          <table:table-cell table:formula="of:=DDE(&quot;profitchart&quot;; &quot;cot&quot;; &quot;ABEVU127.VINT&quot;; 1)" office:value-type="string" office:string-value="0,02" calcext:value-type="string">
            <text:p>0,02</text:p>
          </table:table-cell>
          <table:table-cell table:formula="of:=DDE(&quot;profitchart&quot;; &quot;cot&quot;; &quot;ABEVU127.VEXT&quot;; 1)" office:value-type="string" office:string-value="-0,02" calcext:value-type="string">
            <text:p>-0,02</text:p>
          </table:table-cell>
        </table:table-row>
        <table:table-row table:style-name="ro1">
          <table:table-cell office:value-type="string" calcext:value-type="string">
            <text:p>[R] ABEV3</text:p>
          </table:table-cell>
          <table:table-cell table:formula="of:=DDE(&quot;profitchart&quot;; &quot;cot&quot;; &quot;[R] ABEV3.DAT&quot;; 1)" office:value-type="string" office:string-value="13/09/2024" calcext:value-type="string">
            <text:p>13/09/2024</text:p>
          </table:table-cell>
          <table:table-cell table:formula="of:=DDE(&quot;profitchart&quot;; &quot;cot&quot;; &quot;[R] ABEV3.HOR&quot;; 1)" office:value-type="float" office:value="0.468298611111111" calcext:value-type="float">
            <text:p>0.468298611111111</text:p>
          </table:table-cell>
          <table:table-cell table:formula="of:=DDE(&quot;profitchart&quot;; &quot;cot&quot;; &quot;[R] ABEV3.ULT&quot;; 1)" office:value-type="string" office:string-value="12,84" calcext:value-type="string">
            <text:p>12,84</text:p>
          </table:table-cell>
          <table:table-cell table:formula="of:=DDE(&quot;profitchart&quot;; &quot;cot&quot;; &quot;[R] ABEV3.ABE&quot;; 1)" office:value-type="string" office:string-value="12,95" calcext:value-type="string">
            <text:p>12,95</text:p>
          </table:table-cell>
          <table:table-cell table:formula="of:=DDE(&quot;profitchart&quot;; &quot;cot&quot;; &quot;[R] ABEV3.MAX&quot;; 1)" office:value-type="string" office:string-value="13,00" calcext:value-type="string">
            <text:p>13,00</text:p>
          </table:table-cell>
          <table:table-cell table:formula="of:=DDE(&quot;profitchart&quot;; &quot;cot&quot;; &quot;[R] ABEV3.MIN&quot;; 1)" office:value-type="string" office:string-value="12,82" calcext:value-type="string">
            <text:p>12,82</text:p>
          </table:table-cell>
          <table:table-cell table:formula="of:=DDE(&quot;profitchart&quot;; &quot;cot&quot;; &quot;[R] ABEV3.FEC&quot;; 1)" office:value-type="float" office:value="0" calcext:value-type="float">
            <text:p/>
          </table:table-cell>
          <table:table-cell table:formula="of:=DDE(&quot;profitchart&quot;; &quot;cot&quot;; &quot;[R] ABEV3.PEX&quot;; 1)" office:value-type="float" office:value="0" calcext:value-type="float">
            <text:p/>
          </table:table-cell>
          <table:table-cell table:formula="of:=DDE(&quot;profitchart&quot;; &quot;cot&quot;; &quot;[R] ABEV3.VAR&quot;; 1)" office:value-type="string" office:string-value="-0,54" calcext:value-type="string">
            <text:p>-0,54</text:p>
          </table:table-cell>
          <table:table-cell table:formula="of:=DDE(&quot;profitchart&quot;; &quot;cot&quot;; &quot;[R] ABEV3.VARPTS&quot;; 1)" office:value-type="string" office:string-value="-0,07" calcext:value-type="string">
            <text:p>-0,07</text:p>
          </table:table-cell>
          <table:table-cell table:formula="of:=DDE(&quot;profitchart&quot;; &quot;cot&quot;; &quot;[R] ABEV3.NEG&quot;; 1)" office:value-type="string" office:string-value="4612,00" calcext:value-type="string">
            <text:p>4612,00</text:p>
          </table:table-cell>
          <table:table-cell table:formula="of:=DDE(&quot;profitchart&quot;; &quot;cot&quot;; &quot;[R] ABEV3.QTT&quot;; 1)" office:value-type="string" office:string-value="5470400,00" calcext:value-type="string">
            <text:p>5470400,00</text:p>
          </table:table-cell>
          <table:table-cell table:formula="of:=DDE(&quot;profitchart&quot;; &quot;cot&quot;; &quot;[R] ABEV3.VOL&quot;; 1)" office:value-type="string" office:string-value="70617700,00" calcext:value-type="string">
            <text:p>70617700,00</text:p>
          </table:table-cell>
          <table:table-cell table:formula="of:=DDE(&quot;profitchart&quot;; &quot;cot&quot;; &quot;[R] ABEV3.OCP&quot;; 1)" office:value-type="string" office:string-value="12,83" calcext:value-type="string">
            <text:p>12,83</text:p>
          </table:table-cell>
          <table:table-cell table:formula="of:=DDE(&quot;profitchart&quot;; &quot;cot&quot;; &quot;[R] ABEV3.OVD&quot;; 1)" office:value-type="string" office:string-value="12,84" calcext:value-type="string">
            <text:p>12,84</text:p>
          </table:table-cell>
          <table:table-cell table:formula="of:=DDE(&quot;profitchart&quot;; &quot;cot&quot;; &quot;[R] ABEV3.VOC&quot;; 1)" office:value-type="string" office:string-value="31000,00" calcext:value-type="string">
            <text:p>31000,00</text:p>
          </table:table-cell>
          <table:table-cell table:formula="of:=DDE(&quot;profitchart&quot;; &quot;cot&quot;; &quot;[R] ABEV3.VOV&quot;; 1)" office:value-type="string" office:string-value="23700,00" calcext:value-type="string">
            <text:p>23700,00</text:p>
          </table:table-cell>
          <table:table-cell table:formula="of:=DDE(&quot;profitchart&quot;; &quot;cot&quot;; &quot;[R] ABEV3.PRT&quot;; 1)" office:value-type="float" office:value="0" calcext:value-type="float">
            <text:p/>
          </table:table-cell>
          <table:table-cell table:formula="of:=DDE(&quot;profitchart&quot;; &quot;cot&quot;; &quot;[R] ABEV3.VPJ&quot;; 1)" office:value-type="string" office:string-value="341928338,94" calcext:value-type="string">
            <text:p>341928338,94</text:p>
          </table:table-cell>
          <table:table-cell table:formula="of:=DDE(&quot;profitchart&quot;; &quot;cot&quot;; &quot;[R] ABEV3.SEM&quot;; 1)" office:value-type="string" office:string-value="-1,15" calcext:value-type="string">
            <text:p>-1,15</text:p>
          </table:table-cell>
          <table:table-cell table:formula="of:=DDE(&quot;profitchart&quot;; &quot;cot&quot;; &quot;[R] ABEV3.MES&quot;; 1)" office:value-type="string" office:string-value="-0,16" calcext:value-type="string">
            <text:p>-0,16</text:p>
          </table:table-cell>
          <table:table-cell table:formula="of:=DDE(&quot;profitchart&quot;; &quot;cot&quot;; &quot;[R] ABEV3.VEN&quot;; 1)" office:value-type="float" office:value="0" calcext:value-type="float">
            <text:p/>
          </table:table-cell>
          <table:table-cell table:formula="of:=DDE(&quot;profitchart&quot;; &quot;cot&quot;; &quot;[R] ABEV3.VAL&quot;; 1)" office:value-type="float" office:value="0" calcext:value-type="float">
            <text:p/>
          </table:table-cell>
          <table:table-cell table:formula="of:=DDE(&quot;profitchart&quot;; &quot;cot&quot;; &quot;[R] ABEV3.BLACK&quot;; 1)" office:value-type="float" office:value="0" calcext:value-type="float">
            <text:p/>
          </table:table-cell>
          <table:table-cell table:formula="of:=DDE(&quot;profitchart&quot;; &quot;cot&quot;; &quot;[R] ABEV3.IMPVT&quot;; 1)" office:value-type="float" office:value="0" calcext:value-type="float">
            <text:p/>
          </table:table-cell>
          <table:table-cell table:formula="of:=DDE(&quot;profitchart&quot;; &quot;cot&quot;; &quot;[R] ABEV3.DELTA&quot;; 1)" office:value-type="float" office:value="0" calcext:value-type="float">
            <text:p/>
          </table:table-cell>
          <table:table-cell table:formula="of:=DDE(&quot;profitchart&quot;; &quot;cot&quot;; &quot;[R] ABEV3.GAMA&quot;; 1)" office:value-type="float" office:value="0" calcext:value-type="float">
            <text:p/>
          </table:table-cell>
          <table:table-cell table:formula="of:=DDE(&quot;profitchart&quot;; &quot;cot&quot;; &quot;[R] ABEV3.THETA&quot;; 1)" office:value-type="string" office:string-value="0,0000" calcext:value-type="string">
            <text:p>0,0000</text:p>
          </table:table-cell>
          <table:table-cell table:formula="of:=DDE(&quot;profitchart&quot;; &quot;cot&quot;; &quot;[R] ABEV3.RHO&quot;; 1)" office:value-type="string" office:string-value="0,0000" calcext:value-type="string">
            <text:p>0,0000</text:p>
          </table:table-cell>
          <table:table-cell table:formula="of:=DDE(&quot;profitchart&quot;; &quot;cot&quot;; &quot;[R] ABEV3.VEGA&quot;; 1)" office:value-type="string" office:string-value="0,0000" calcext:value-type="string">
            <text:p>0,0000</text:p>
          </table:table-cell>
          <table:table-cell table:formula="of:=DDE(&quot;profitchart&quot;; &quot;cot&quot;; &quot;[R] ABEV3.VIA&quot;; 1)" office:value-type="string" office:string-value="0,0000" calcext:value-type="string">
            <text:p>0,0000</text:p>
          </table:table-cell>
          <table:table-cell table:formula="of:=DDE(&quot;profitchart&quot;; &quot;cot&quot;; &quot;[R] ABEV3.VIB&quot;; 1)" office:value-type="string" office:string-value="0,0000" calcext:value-type="string">
            <text:p>0,0000</text:p>
          </table:table-cell>
          <table:table-cell table:formula="of:=DDE(&quot;profitchart&quot;; &quot;cot&quot;; &quot;[R] ABEV3.DOBRAR&quot;; 1)" office:value-type="string" office:string-value="0,00" calcext:value-type="string">
            <text:p>0,00</text:p>
          </table:table-cell>
          <table:table-cell table:formula="of:=DDE(&quot;profitchart&quot;; &quot;cot&quot;; &quot;[R] ABEV3.VIVH&quot;; 1)" office:value-type="string" office:string-value="0,00" calcext:value-type="string">
            <text:p>0,00</text:p>
          </table:table-cell>
          <table:table-cell table:formula="of:=DDE(&quot;profitchart&quot;; &quot;cot&quot;; &quot;[R] ABEV3.VINT&quot;; 1)" office:value-type="string" office:string-value="0,00" calcext:value-type="string">
            <text:p>0,00</text:p>
          </table:table-cell>
          <table:table-cell table:formula="of:=DDE(&quot;profitchart&quot;; &quot;cot&quot;; &quot;[R] ABEV3.VEXT&quot;; 1)" office:value-type="string" office:string-value="0,00" calcext:value-type="string">
            <text:p>0,00</text:p>
          </table:table-cell>
        </table:table-row>
      </table:table>
      <table:named-expressions/>
      <table:dde-links>
        <table:dde-link>
          <office:dde-source office:dde-application="profitchart" office:dde-topic="cot" office:dde-item="ABEVU127.DAT" office:automatic-update="true" table:conversion-mode="into-english-number"/>
          <table:table>
            <table:table-column/>
            <table:table-row>
              <table:table-cell office:value-type="string" office:string-value="13/09/2024"/>
            </table:table-row>
          </table:table>
        </table:dde-link>
        <table:dde-link>
          <office:dde-source office:dde-application="profitchart" office:dde-topic="cot" office:dde-item="[R] ABEV3.DAT" office:automatic-update="true" table:conversion-mode="into-english-number"/>
          <table:table>
            <table:table-column/>
            <table:table-row>
              <table:table-cell office:value-type="string" office:string-value="13/09/2024"/>
            </table:table-row>
          </table:table>
        </table:dde-link>
        <table:dde-link>
          <office:dde-source office:dde-application="profitchart" office:dde-topic="cot" office:dde-item="ABEVU127.HOR" office:automatic-update="true" table:conversion-mode="into-english-number"/>
          <table:table>
            <table:table-column/>
            <table:table-row>
              <table:table-cell office:value-type="float" office:value="0.699490740740741"/>
            </table:table-row>
          </table:table>
        </table:dde-link>
        <table:dde-link>
          <office:dde-source office:dde-application="profitchart" office:dde-topic="cot" office:dde-item="[R] ABEV3.HOR" office:automatic-update="true" table:conversion-mode="into-english-number"/>
          <table:table>
            <table:table-column/>
            <table:table-row>
              <table:table-cell office:value-type="float" office:value="0.468298611111111"/>
            </table:table-row>
          </table:table>
        </table:dde-link>
        <table:dde-link>
          <office:dde-source office:dde-application="profitchart" office:dde-topic="cot" office:dde-item="ABEVU127.ULT" office:automatic-update="true" table:conversion-mode="into-english-number"/>
          <table:table>
            <table:table-column/>
            <table:table-row>
              <table:table-cell office:value-type="string" office:string-value="0,00"/>
            </table:table-row>
          </table:table>
        </table:dde-link>
        <table:dde-link>
          <office:dde-source office:dde-application="profitchart" office:dde-topic="cot" office:dde-item="[R] ABEV3.ULT" office:automatic-update="true" table:conversion-mode="into-english-number"/>
          <table:table>
            <table:table-column/>
            <table:table-row>
              <table:table-cell office:value-type="string" office:string-value="12,84"/>
            </table:table-row>
          </table:table>
        </table:dde-link>
        <table:dde-link>
          <office:dde-source office:dde-application="profitchart" office:dde-topic="cot" office:dde-item="ABEVU127.ABE" office:automatic-update="true" table:conversion-mode="into-english-number"/>
          <table:table>
            <table:table-column/>
            <table:table-row>
              <table:table-cell office:value-type="string" office:string-value="0,00"/>
            </table:table-row>
          </table:table>
        </table:dde-link>
        <table:dde-link>
          <office:dde-source office:dde-application="profitchart" office:dde-topic="cot" office:dde-item="[R] ABEV3.ABE" office:automatic-update="true" table:conversion-mode="into-english-number"/>
          <table:table>
            <table:table-column/>
            <table:table-row>
              <table:table-cell office:value-type="string" office:string-value="12,95"/>
            </table:table-row>
          </table:table>
        </table:dde-link>
        <table:dde-link>
          <office:dde-source office:dde-application="profitchart" office:dde-topic="cot" office:dde-item="ABEVU127.MAX" office:automatic-update="true" table:conversion-mode="into-english-number"/>
          <table:table>
            <table:table-column/>
            <table:table-row>
              <table:table-cell office:value-type="string" office:string-value="0,00"/>
            </table:table-row>
          </table:table>
        </table:dde-link>
        <table:dde-link>
          <office:dde-source office:dde-application="profitchart" office:dde-topic="cot" office:dde-item="[R] ABEV3.MAX" office:automatic-update="true" table:conversion-mode="into-english-number"/>
          <table:table>
            <table:table-column/>
            <table:table-row>
              <table:table-cell office:value-type="string" office:string-value="13,00"/>
            </table:table-row>
          </table:table>
        </table:dde-link>
        <table:dde-link>
          <office:dde-source office:dde-application="profitchart" office:dde-topic="cot" office:dde-item="ABEVU127.MIN" office:automatic-update="true" table:conversion-mode="into-english-number"/>
          <table:table>
            <table:table-column/>
            <table:table-row>
              <table:table-cell office:value-type="string" office:string-value="0,00"/>
            </table:table-row>
          </table:table>
        </table:dde-link>
        <table:dde-link>
          <office:dde-source office:dde-application="profitchart" office:dde-topic="cot" office:dde-item="[R] ABEV3.MIN" office:automatic-update="true" table:conversion-mode="into-english-number"/>
          <table:table>
            <table:table-column/>
            <table:table-row>
              <table:table-cell office:value-type="string" office:string-value="12,82"/>
            </table:table-row>
          </table:table>
        </table:dde-link>
        <table:dde-link>
          <office:dde-source office:dde-application="profitchart" office:dde-topic="cot" office:dde-item="ABEVU127.FEC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FEC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ABEVU127.PEX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PEX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ABEVU127.VAR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VAR" office:automatic-update="true" table:conversion-mode="into-english-number"/>
          <table:table>
            <table:table-column/>
            <table:table-row>
              <table:table-cell office:value-type="string" office:string-value="-0,54"/>
            </table:table-row>
          </table:table>
        </table:dde-link>
        <table:dde-link>
          <office:dde-source office:dde-application="profitchart" office:dde-topic="cot" office:dde-item="ABEVU127.VARPTS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VARPTS" office:automatic-update="true" table:conversion-mode="into-english-number"/>
          <table:table>
            <table:table-column/>
            <table:table-row>
              <table:table-cell office:value-type="string" office:string-value="-0,07"/>
            </table:table-row>
          </table:table>
        </table:dde-link>
        <table:dde-link>
          <office:dde-source office:dde-application="profitchart" office:dde-topic="cot" office:dde-item="ABEVU127.NEG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NEG" office:automatic-update="true" table:conversion-mode="into-english-number"/>
          <table:table>
            <table:table-column/>
            <table:table-row>
              <table:table-cell office:value-type="string" office:string-value="4612,00"/>
            </table:table-row>
          </table:table>
        </table:dde-link>
        <table:dde-link>
          <office:dde-source office:dde-application="profitchart" office:dde-topic="cot" office:dde-item="ABEVU127.QTT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QTT" office:automatic-update="true" table:conversion-mode="into-english-number"/>
          <table:table>
            <table:table-column/>
            <table:table-row>
              <table:table-cell office:value-type="string" office:string-value="5470400,00"/>
            </table:table-row>
          </table:table>
        </table:dde-link>
        <table:dde-link>
          <office:dde-source office:dde-application="profitchart" office:dde-topic="cot" office:dde-item="ABEVU127.VOL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VOL" office:automatic-update="true" table:conversion-mode="into-english-number"/>
          <table:table>
            <table:table-column/>
            <table:table-row>
              <table:table-cell office:value-type="string" office:string-value="70617700,00"/>
            </table:table-row>
          </table:table>
        </table:dde-link>
        <table:dde-link>
          <office:dde-source office:dde-application="profitchart" office:dde-topic="cot" office:dde-item="ABEVU127.OCP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OCP" office:automatic-update="true" table:conversion-mode="into-english-number"/>
          <table:table>
            <table:table-column/>
            <table:table-row>
              <table:table-cell office:value-type="string" office:string-value="12,83"/>
            </table:table-row>
          </table:table>
        </table:dde-link>
        <table:dde-link>
          <office:dde-source office:dde-application="profitchart" office:dde-topic="cot" office:dde-item="ABEVU127.OVD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OVD" office:automatic-update="true" table:conversion-mode="into-english-number"/>
          <table:table>
            <table:table-column/>
            <table:table-row>
              <table:table-cell office:value-type="string" office:string-value="12,84"/>
            </table:table-row>
          </table:table>
        </table:dde-link>
        <table:dde-link>
          <office:dde-source office:dde-application="profitchart" office:dde-topic="cot" office:dde-item="ABEVU127.VOC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VOC" office:automatic-update="true" table:conversion-mode="into-english-number"/>
          <table:table>
            <table:table-column/>
            <table:table-row>
              <table:table-cell office:value-type="string" office:string-value="31000,00"/>
            </table:table-row>
          </table:table>
        </table:dde-link>
        <table:dde-link>
          <office:dde-source office:dde-application="profitchart" office:dde-topic="cot" office:dde-item="ABEVU127.VOV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VOV" office:automatic-update="true" table:conversion-mode="into-english-number"/>
          <table:table>
            <table:table-column/>
            <table:table-row>
              <table:table-cell office:value-type="string" office:string-value="23700,00"/>
            </table:table-row>
          </table:table>
        </table:dde-link>
        <table:dde-link>
          <office:dde-source office:dde-application="profitchart" office:dde-topic="cot" office:dde-item="ABEVU127.PRT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PRT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ABEVU127.VPJ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VPJ" office:automatic-update="true" table:conversion-mode="into-english-number"/>
          <table:table>
            <table:table-column/>
            <table:table-row>
              <table:table-cell office:value-type="string" office:string-value="341928338,94"/>
            </table:table-row>
          </table:table>
        </table:dde-link>
        <table:dde-link>
          <office:dde-source office:dde-application="profitchart" office:dde-topic="cot" office:dde-item="ABEVU127.SEM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SEM" office:automatic-update="true" table:conversion-mode="into-english-number"/>
          <table:table>
            <table:table-column/>
            <table:table-row>
              <table:table-cell office:value-type="string" office:string-value="-1,15"/>
            </table:table-row>
          </table:table>
        </table:dde-link>
        <table:dde-link>
          <office:dde-source office:dde-application="profitchart" office:dde-topic="cot" office:dde-item="ABEVU127.MES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MES" office:automatic-update="true" table:conversion-mode="into-english-number"/>
          <table:table>
            <table:table-column/>
            <table:table-row>
              <table:table-cell office:value-type="string" office:string-value="-0,16"/>
            </table:table-row>
          </table:table>
        </table:dde-link>
        <table:dde-link>
          <office:dde-source office:dde-application="profitchart" office:dde-topic="cot" office:dde-item="ABEVU127.VEN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VEN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ABEVU127.VAL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VAL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ABEVU127.BLACK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BLACK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ABEVU127.IMPVT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IMPVT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ABEVU127.DELTA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DELTA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ABEVU127.GAMA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[R] ABEV3.GAMA" office:automatic-update="true" table:conversion-mode="into-english-number"/>
          <table:table>
            <table:table-column/>
            <table:table-row>
              <table:table-cell/>
            </table:table-row>
          </table:table>
        </table:dde-link>
        <table:dde-link>
          <office:dde-source office:dde-application="profitchart" office:dde-topic="cot" office:dde-item="ABEVU127.THETA" office:automatic-update="true" table:conversion-mode="into-english-number"/>
          <table:table>
            <table:table-column/>
            <table:table-row>
              <table:table-cell office:value-type="string" office:string-value="-0,0110"/>
            </table:table-row>
          </table:table>
        </table:dde-link>
        <table:dde-link>
          <office:dde-source office:dde-application="profitchart" office:dde-topic="cot" office:dde-item="[R] ABEV3.THETA" office:automatic-update="true" table:conversion-mode="into-english-number"/>
          <table:table>
            <table:table-column/>
            <table:table-row>
              <table:table-cell office:value-type="string" office:string-value="0,0000"/>
            </table:table-row>
          </table:table>
        </table:dde-link>
        <table:dde-link>
          <office:dde-source office:dde-application="profitchart" office:dde-topic="cot" office:dde-item="ABEVU127.RHO" office:automatic-update="true" table:conversion-mode="into-english-number"/>
          <table:table>
            <table:table-column/>
            <table:table-row>
              <table:table-cell office:value-type="string" office:string-value="-0,1016"/>
            </table:table-row>
          </table:table>
        </table:dde-link>
        <table:dde-link>
          <office:dde-source office:dde-application="profitchart" office:dde-topic="cot" office:dde-item="[R] ABEV3.RHO" office:automatic-update="true" table:conversion-mode="into-english-number"/>
          <table:table>
            <table:table-column/>
            <table:table-row>
              <table:table-cell office:value-type="string" office:string-value="0,0000"/>
            </table:table-row>
          </table:table>
        </table:dde-link>
        <table:dde-link>
          <office:dde-source office:dde-application="profitchart" office:dde-topic="cot" office:dde-item="ABEVU127.VEGA" office:automatic-update="true" table:conversion-mode="into-english-number"/>
          <table:table>
            <table:table-column/>
            <table:table-row>
              <table:table-cell office:value-type="string" office:string-value="0,6398"/>
            </table:table-row>
          </table:table>
        </table:dde-link>
        <table:dde-link>
          <office:dde-source office:dde-application="profitchart" office:dde-topic="cot" office:dde-item="[R] ABEV3.VEGA" office:automatic-update="true" table:conversion-mode="into-english-number"/>
          <table:table>
            <table:table-column/>
            <table:table-row>
              <table:table-cell office:value-type="string" office:string-value="0,0000"/>
            </table:table-row>
          </table:table>
        </table:dde-link>
        <table:dde-link>
          <office:dde-source office:dde-application="profitchart" office:dde-topic="cot" office:dde-item="ABEVU127.VIA" office:automatic-update="true" table:conversion-mode="into-english-number"/>
          <table:table>
            <table:table-column/>
            <table:table-row>
              <table:table-cell office:value-type="string" office:string-value="0,0000"/>
            </table:table-row>
          </table:table>
        </table:dde-link>
        <table:dde-link>
          <office:dde-source office:dde-application="profitchart" office:dde-topic="cot" office:dde-item="[R] ABEV3.VIA" office:automatic-update="true" table:conversion-mode="into-english-number"/>
          <table:table>
            <table:table-column/>
            <table:table-row>
              <table:table-cell office:value-type="string" office:string-value="0,0000"/>
            </table:table-row>
          </table:table>
        </table:dde-link>
        <table:dde-link>
          <office:dde-source office:dde-application="profitchart" office:dde-topic="cot" office:dde-item="ABEVU127.VIB" office:automatic-update="true" table:conversion-mode="into-english-number"/>
          <table:table>
            <table:table-column/>
            <table:table-row>
              <table:table-cell office:value-type="string" office:string-value="0,0000"/>
            </table:table-row>
          </table:table>
        </table:dde-link>
        <table:dde-link>
          <office:dde-source office:dde-application="profitchart" office:dde-topic="cot" office:dde-item="[R] ABEV3.VIB" office:automatic-update="true" table:conversion-mode="into-english-number"/>
          <table:table>
            <table:table-column/>
            <table:table-row>
              <table:table-cell office:value-type="string" office:string-value="0,0000"/>
            </table:table-row>
          </table:table>
        </table:dde-link>
        <table:dde-link>
          <office:dde-source office:dde-application="profitchart" office:dde-topic="cot" office:dde-item="ABEVU127.DOBRAR" office:automatic-update="true" table:conversion-mode="into-english-number"/>
          <table:table>
            <table:table-column/>
            <table:table-row>
              <table:table-cell office:value-type="string" office:string-value="0,00"/>
            </table:table-row>
          </table:table>
        </table:dde-link>
        <table:dde-link>
          <office:dde-source office:dde-application="profitchart" office:dde-topic="cot" office:dde-item="[R] ABEV3.DOBRAR" office:automatic-update="true" table:conversion-mode="into-english-number"/>
          <table:table>
            <table:table-column/>
            <table:table-row>
              <table:table-cell office:value-type="string" office:string-value="0,00"/>
            </table:table-row>
          </table:table>
        </table:dde-link>
        <table:dde-link>
          <office:dde-source office:dde-application="profitchart" office:dde-topic="cot" office:dde-item="ABEVU127.VIVH" office:automatic-update="true" table:conversion-mode="into-english-number"/>
          <table:table>
            <table:table-column/>
            <table:table-row>
              <table:table-cell office:value-type="string" office:string-value="0,00"/>
            </table:table-row>
          </table:table>
        </table:dde-link>
        <table:dde-link>
          <office:dde-source office:dde-application="profitchart" office:dde-topic="cot" office:dde-item="[R] ABEV3.VIVH" office:automatic-update="true" table:conversion-mode="into-english-number"/>
          <table:table>
            <table:table-column/>
            <table:table-row>
              <table:table-cell office:value-type="string" office:string-value="0,00"/>
            </table:table-row>
          </table:table>
        </table:dde-link>
        <table:dde-link>
          <office:dde-source office:dde-application="profitchart" office:dde-topic="cot" office:dde-item="ABEVU127.VINT" office:automatic-update="true" table:conversion-mode="into-english-number"/>
          <table:table>
            <table:table-column/>
            <table:table-row>
              <table:table-cell office:value-type="string" office:string-value="0,02"/>
            </table:table-row>
          </table:table>
        </table:dde-link>
        <table:dde-link>
          <office:dde-source office:dde-application="profitchart" office:dde-topic="cot" office:dde-item="[R] ABEV3.VINT" office:automatic-update="true" table:conversion-mode="into-english-number"/>
          <table:table>
            <table:table-column/>
            <table:table-row>
              <table:table-cell office:value-type="string" office:string-value="0,00"/>
            </table:table-row>
          </table:table>
        </table:dde-link>
        <table:dde-link>
          <office:dde-source office:dde-application="profitchart" office:dde-topic="cot" office:dde-item="ABEVU127.VEXT" office:automatic-update="true" table:conversion-mode="into-english-number"/>
          <table:table>
            <table:table-column/>
            <table:table-row>
              <table:table-cell office:value-type="string" office:string-value="-0,02"/>
            </table:table-row>
          </table:table>
        </table:dde-link>
        <table:dde-link>
          <office:dde-source office:dde-application="profitchart" office:dde-topic="cot" office:dde-item="[R] ABEV3.VEXT" office:automatic-update="true" table:conversion-mode="into-english-number"/>
          <table:table>
            <table:table-column/>
            <table:table-row>
              <table:table-cell office:value-type="string" office:string-value="0,00"/>
            </table:table-row>
          </table:table>
        </table:dde-link>
      </table:dde-link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9-15">00/00/0000</text:date>, <text:time style:data-style-name="N2" text:time-value="20:00:54.185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9-15T17:31:56.443000000</dc:date>
    <meta:editing-duration>PT21H20M39S</meta:editing-duration>
    <meta:editing-cycles>6</meta:editing-cycles>
    <meta:generator>LibreOffice/7.2.2.2$Windows_X86_64 LibreOffice_project/02b2acce88a210515b4a5bb2e46cbfb63fe97d56</meta:generator>
    <meta:document-statistic meta:table-count="1" meta:cell-count="111" meta:object-count="0"/>
  </office:meta>
</office:document-meta>
</file>